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draw:marker-start-width="0.438cm" draw:marker-end-width="0.438cm" draw:fill-color="#ffffff" draw:textarea-horizontal-align="justify" draw:textarea-vertical-align="middle" draw:auto-grow-height="false" fo:min-height="5.812cm" fo:min-width="11.4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svg:stroke-width="0.159cm" draw:marker-start-width="0.438cm" draw:marker-end-width="0.438cm" draw:fill-color="#ffffff" draw:textarea-horizontal-align="justify" draw:textarea-vertical-align="middle" draw:auto-grow-height="false" fo:min-height="4.691cm" fo:min-width="10.727cm" fo:padding-top="0.204cm" fo:padding-bottom="0.204cm" fo:padding-left="0.329cm" fo:padding-right="0.32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99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925cm" fo:min-width="4.5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11.565cm"/>
      <style:paragraph-properties style:writing-mode="lr-tb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159cm" draw:marker-start-width="0.438cm" draw:marker-end-width="0.438cm" draw:textarea-horizontal-align="justify" draw:textarea-vertical-align="middle" draw:auto-grow-height="false" fo:min-height="2.893cm" fo:min-width="3.541cm" fo:padding-top="0.204cm" fo:padding-bottom="0.204cm" fo:padding-left="0.329cm" fo:padding-right="0.329cm"/>
      <style:paragraph-properties style:writing-mode="lr-tb"/>
    </style:style>
    <style:style style:name="gr8" style:family="graphic" style:parent-style-name="objectwithoutfill">
      <style:graphic-properties draw:stroke-dash="Double_20_Dot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828cm" svg:height="8.572cm" svg:x="2.27cm" svg:y="16.875cm">
          <text:p text:style-name="P1">Jerry WebO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5.875cm" svg:height="6.985cm" svg:x="1.635cm" svg:y="1.317cm">
          <text:p text:style-name="P1">Backend server</text:p>
          <text:p text:style-name="P1">Static 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492cm" svg:height="1.27cm" svg:x="2.905cm" svg:y="3.54cm">
          <text:p text:style-name="P1">Ioct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3.175cm" svg:x="3.54cm" svg:y="19.732cm">
          <text:p text:style-name="P1">JRPC</text:p>
          <text:p text:style-name="P1">command lin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2.065cm" svg:height="0.635cm" svg:x="3.54cm" svg:y="5.762cm">
          <text:p text:style-name="P1">API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08cm" svg:y1="19.732cm" svg:x2="6.08cm" svg:y2="6.397cm">
          <text:p/>
        </draw:line>
        <draw:line draw:style-name="gr6" draw:text-style-name="P3" draw:layer="layout" svg:x1="4.81cm" svg:y1="5.762cm" svg:x2="4.81cm" svg:y2="4.81cm">
          <text:p/>
        </draw:line>
        <draw:custom-shape draw:style-name="gr7" draw:text-style-name="P1" draw:layer="layout" svg:width="5.715cm" svg:height="4.445cm" svg:x="14.652cm" svg:y="10.207cm">
          <text:p text:style-name="P1">Web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6.24cm" svg:y1="14.335cm" svg:x2="13.7cm" svg:y2="17.19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Clear Sans" style:font-family-asian="'Clear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7T11:16:42.264562505</meta:creation-date>
    <dc:date>2021-04-17T11:47:07.829080761</dc:date>
    <meta:editing-duration>PT5M33S</meta:editing-duration>
    <meta:editing-cycles>2</meta:editing-cycles>
    <meta:generator>LibreOffice/7.1.1.2$Linux_X86_64 LibreOffice_project/10$Build-2</meta:generator>
    <meta:document-statistic meta:object-count="9"/>
  </office:meta>
</office:document-meta>
</file>